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ll0807202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9080144918561" calcext:value-type="float">
            <text:p>13.908014491856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32699933652488" calcext:value-type="float">
            <text:p>2.326999336524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37204644354" calcext:value-type="float">
            <text:p>13.372046443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32539809173162" calcext:value-type="float">
            <text:p>1.3253980917316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9351999911828" calcext:value-type="float">
            <text:p>13.93519999118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26082964634715" calcext:value-type="float">
            <text:p>0.2260829646347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369083494724" calcext:value-type="float">
            <text:p>13.63690834947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4.43417370115015" calcext:value-type="float">
            <text:p>-4.434173701150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5040676112733" calcext:value-type="float">
            <text:p>12.50406761127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4.44557104522962" calcext:value-type="float">
            <text:p>-4.4455710452296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1409993231696" calcext:value-type="float">
            <text:p>13.140999323169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5.51731617079016" calcext:value-type="float">
            <text:p>-5.5173161707901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4268034499939" calcext:value-type="float">
            <text:p>10.426803449993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5.85081819147655" calcext:value-type="float">
            <text:p>-5.850818191476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45376840541101" calcext:value-type="float">
            <text:p>6.4537684054110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6.12053882299131" calcext:value-type="float">
            <text:p>-6.1205388229913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72895721547385" calcext:value-type="float">
            <text:p>7.7289572154738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7.09541151109353" calcext:value-type="float">
            <text:p>-7.0954115110935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11290591345954" calcext:value-type="float">
            <text:p>5.11290591345954</text:p>
          </table:table-cell>
          <table:table-cell table:formula="of:=SUM([.B2:.B11])" office:value-type="float" office:value="110.219671194833" calcext:value-type="float">
            <text:p>110.2196711948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74493737840017" calcext:value-type="float">
            <text:p>-8.74493737840017</text:p>
          </table:table-cell>
          <table:table-cell table:formula="of:=SUM([.F2:.F11])" office:value-type="float" office:value="-38.3302864282403" calcext:value-type="float">
            <text:p>-38.330286428240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5224009770001" calcext:value-type="float">
            <text:p>13.5224009770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5.47880646406411" calcext:value-type="float">
            <text:p>-5.478806464064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1239173857664" calcext:value-type="float">
            <text:p>14.12391738576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6.99650613733632" calcext:value-type="float">
            <text:p>-6.996506137336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1099790035226" calcext:value-type="float">
            <text:p>12.10997900352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8.04421310740819" calcext:value-type="float">
            <text:p>-8.044213107408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057680071208" calcext:value-type="float">
            <text:p>12.405768007120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9.10321430208469" calcext:value-type="float">
            <text:p>-9.1032143020846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27145803931473" calcext:value-type="float">
            <text:p>8.2714580393147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11.468929418182" calcext:value-type="float">
            <text:p>-11.46892941818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31901811002408" calcext:value-type="float">
            <text:p>7.3190181100240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12.0437237473058" calcext:value-type="float">
            <text:p>-12.043723747305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99134198424102" calcext:value-type="float">
            <text:p>7.9913419842410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9.43946332818541" calcext:value-type="float">
            <text:p>-9.4394633281854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61960412750309" calcext:value-type="float">
            <text:p>5.6196041275030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5.9730139389762" calcext:value-type="float">
            <text:p>-15.973013938976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8621562336083" calcext:value-type="float">
            <text:p>4.0862156233608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15.6214711699759" calcext:value-type="float">
            <text:p>-15.621471169975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17347075598096" calcext:value-type="float">
            <text:p>5.17347075598096</text:p>
          </table:table-cell>
          <table:table-cell table:formula="of:=SUM([.B14:.B23])" office:value-type="float" office:value="90.6231740138346" calcext:value-type="float">
            <text:p>90.623174013834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6993379999613" calcext:value-type="float">
            <text:p>-10.6993379999613</text:p>
          </table:table-cell>
          <table:table-cell table:formula="of:=SUM([.F14:.F23])" office:value-type="float" office:value="-104.86867961348" calcext:value-type="float">
            <text:p>-104.8686796134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18515950293" calcext:value-type="float">
            <text:p>13.81851595029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.83769368767364" calcext:value-type="float">
            <text:p>1.837693687673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019700134451" calcext:value-type="float">
            <text:p>14.30197001344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52697174197484" calcext:value-type="float">
            <text:p>2.5269717419748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1902419598319" calcext:value-type="float">
            <text:p>12.19024195983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1.84100580320731" calcext:value-type="float">
            <text:p>-1.841005803207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2521001502204" calcext:value-type="float">
            <text:p>11.25210015022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.37739475948069" calcext:value-type="float">
            <text:p>-1.3773947594806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3579379967563" calcext:value-type="float">
            <text:p>11.35793799675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3.00178489281025" calcext:value-type="float">
            <text:p>-3.001784892810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5166540499019" calcext:value-type="float">
            <text:p>10.51665404990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5.50571080113473" calcext:value-type="float">
            <text:p>-5.5057108011347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03654829647172" calcext:value-type="float">
            <text:p>8.036548296471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5.90644485709399" calcext:value-type="float">
            <text:p>-5.9064448570939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24341292689481" calcext:value-type="float">
            <text:p>6.2434129268948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9.72915815637328" calcext:value-type="float">
            <text:p>-9.7291581563732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47437218618709" calcext:value-type="float">
            <text:p>7.4743721861870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9.47132955129208" calcext:value-type="float">
            <text:p>-9.4713295512920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13464713369721" calcext:value-type="float">
            <text:p>7.13464713369721</text:p>
          </table:table-cell>
          <table:table-cell table:formula="of:=SUM([.B26:.B35])" office:value-type="float" office:value="102.326400663699" calcext:value-type="float">
            <text:p>102.3264006636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1.5255459022176" calcext:value-type="float">
            <text:p>-11.5255459022176</text:p>
          </table:table-cell>
          <table:table-cell table:formula="of:=SUM([.F26:.F35])" office:value-type="float" office:value="-43.9937092939614" calcext:value-type="float">
            <text:p>-43.993709293961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3921746470213" calcext:value-type="float">
            <text:p>12.39217464702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841397540353359" calcext:value-type="float">
            <text:p>0.8413975403533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1071076164815" calcext:value-type="float">
            <text:p>13.10710761648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.23020745399162" calcext:value-type="float">
            <text:p>-1.2302074539916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1783407618788" calcext:value-type="float">
            <text:p>14.17834076187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1.92875333649108" calcext:value-type="float">
            <text:p>-1.928753336491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0556080692635" calcext:value-type="float">
            <text:p>14.055608069263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7.11336921838006" calcext:value-type="float">
            <text:p>-7.113369218380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3501018937447" calcext:value-type="float">
            <text:p>14.35010189374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6.08137876575888" calcext:value-type="float">
            <text:p>-6.0813787657588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4280246704035" calcext:value-type="float">
            <text:p>11.428024670403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7.57153396819359" calcext:value-type="float">
            <text:p>-7.5715339681935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3762655133404" calcext:value-type="float">
            <text:p>10.376265513340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9.37986215203897" calcext:value-type="float">
            <text:p>-9.3798621520389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7070849806263" calcext:value-type="float">
            <text:p>11.707084980626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0.0239523229452" calcext:value-type="float">
            <text:p>-10.023952322945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8485152853983" calcext:value-type="float">
            <text:p>8.0848515285398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10.0950950184789" calcext:value-type="float">
            <text:p>-10.095095018478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95236850033517" calcext:value-type="float">
            <text:p>6.95236850033517</text:p>
          </table:table-cell>
          <table:table-cell table:formula="of:=SUM([.B38:.B47])" office:value-type="float" office:value="116.631928181635" calcext:value-type="float">
            <text:p>116.63192818163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1.8363964133071" calcext:value-type="float">
            <text:p>-11.8363964133071</text:p>
          </table:table-cell>
          <table:table-cell table:formula="of:=SUM([.F38:.F47])" office:value-type="float" office:value="-64.4191511092322" calcext:value-type="float">
            <text:p>-64.419151109232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-0.93520465414177" calcext:value-type="float">
            <text:p>-0.935204654141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2.38777090080928" calcext:value-type="float">
            <text:p>-2.387770900809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-2.09885864030077" calcext:value-type="float">
            <text:p>-2.098858640300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-1.93108768956753" calcext:value-type="float">
            <text:p>-1.931087689567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-5.17499217372078" calcext:value-type="float">
            <text:p>-5.174992173720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-5.84515390842874" calcext:value-type="float">
            <text:p>-5.845153908428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-7.31767306266875" calcext:value-type="float">
            <text:p>-7.317673062668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-7.62810342303829" calcext:value-type="float">
            <text:p>-7.628103423038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-8.692844304855" calcext:value-type="float">
            <text:p>-8.6928443048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-6.34749621643947" calcext:value-type="float">
            <text:p>-6.34749621643947</text:p>
          </table:table-cell>
          <table:table-cell table:formula="of:=SUM([.F50:.F59])" office:value-type="float" office:value="-48.3591849739704" calcext:value-type="float">
            <text:p>-48.359184973970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-2.59311562627633" calcext:value-type="float">
            <text:p>-2.593115626276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.65952111902676" calcext:value-type="float">
            <text:p>-1.659521119026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-2.24694187677754" calcext:value-type="float">
            <text:p>-2.246941876777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-3.2791239029709" calcext:value-type="float">
            <text:p>-3.27912390297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-4.6114544376355" calcext:value-type="float">
            <text:p>-4.61145443763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-4.66379868252064" calcext:value-type="float">
            <text:p>-4.663798682520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-3.98856568545315" calcext:value-type="float">
            <text:p>-3.988565685453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-3.94076155821175" calcext:value-type="float">
            <text:p>-3.940761558211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-4.94272601528717" calcext:value-type="float">
            <text:p>-4.942726015287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-6.15438916097293" calcext:value-type="float">
            <text:p>-6.15438916097293</text:p>
          </table:table-cell>
          <table:table-cell table:formula="of:=SUM([.F62:.F71])" office:value-type="float" office:value="-38.0803980651327" calcext:value-type="float">
            <text:p>-38.08039806513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/00/0000</text:date>, <text:time style:data-style-name="N2" text:time-value="18:48:48.5434096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7-08T18:49:48.102354336</dc:date>
    <meta:editing-duration>PT2M3S</meta:editing-duration>
    <meta:editing-cycles>3</meta:editing-cycles>
    <meta:document-statistic meta:table-count="1" meta:cell-count="220" meta:object-count="0"/>
  </office:meta>
</office:document-meta>
</file>